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D6E00000EEE77F4130A.svm" manifest:media-type=""/>
  <manifest:file-entry manifest:full-path="Pictures/2000000100000D6A00000EDDD7D7997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cc|c}&#10;S &amp; R &amp; Q_n &amp; Q_{n+1} \\&#10;\hline&#10;0&amp;0&amp;0&amp;0\\&#10;0&amp;0&amp;1&amp;1\\&#10;0&amp;1&amp;0&amp;0\\&#10;0&amp;1&amp;1&amp;0\\&#10;1&amp;0&amp;0&amp;1\\&#10;1&amp;0&amp;1&amp;1\\&#10;1&amp;1&amp;0&amp;0\\&#10;1&amp;1&amp;1&amp;0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latex§\begin{table}&#10;\begin{tabular}{ccc|c}&#10;S &amp; R &amp; Q_n &amp; \overline{Q}_{n+1} \\&#10;\hline&#10;0&amp;0&amp;0&amp;1\\&#10;0&amp;0&amp;1&amp;0\\&#10;0&amp;1&amp;0&amp;1\\&#10;0&amp;1&amp;1&amp;1\\&#10;1&amp;0&amp;0&amp;0\\&#10;1&amp;0&amp;1&amp;0\\&#10;1&amp;1&amp;0&amp;0\\&#10;1&amp;1&amp;1&amp;0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size-complex="10pt"/>
    </style:style>
    <style:style style:name="P3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10pt" style:font-size-asian="10pt" style:font-size-complex="10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3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27cm" svg:height="3.24cm" svg:x="0.309cm" svg:y="0.826cm">
          <draw:image xlink:href="Pictures/2000000100000D6A00000EDDD7D79974.svm" xlink:type="simple" xlink:show="embed" xlink:actuate="onLoad">
            <text:p/>
          </draw:image>
        </draw:frame>
        <draw:frame draw:style-name="gr2" draw:text-style-name="P1" draw:layer="layout" svg:width="2.955cm" svg:height="3.253cm" svg:x="5.68cm" svg:y="0.799cm">
          <draw:image xlink:href="Pictures/2000000100000D6E00000EEE77F4130A.svm" xlink:type="simple" xlink:show="embed" xlink:actuate="onLoad">
            <text:p/>
          </draw:image>
        </draw:frame>
        <draw:frame draw:style-name="gr3" draw:text-style-name="P2" draw:layer="layout" svg:width="0.854cm" svg:height="0.861cm" svg:x="3.098cm" svg:y="0.259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3" draw:text-style-name="P2" draw:layer="layout" svg:width="1.078cm" svg:height="0.802cm" svg:x="4.737cm" svg:y="0.26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3" draw:text-style-name="P3" draw:layer="layout" svg:width="1.666cm" svg:height="0.696cm" svg:x="3.551cm" svg:y="1.203cm">
          <draw:text-box>
            <text:p text:style-name="P3"><text:span text:style-name="T3">برقرار حالت</text:span></text:p>
          </draw:text-box>
        </draw:frame>
        <draw:frame draw:style-name="gr3" draw:text-style-name="P3" draw:layer="layout" svg:width="1.649cm" svg:height="0.696cm" svg:x="3.512cm" svg:y="1.898cm">
          <draw:text-box>
            <text:p text:style-name="P3"><text:span text:style-name="T3">پست حالت</text:span></text:p>
          </draw:text-box>
        </draw:frame>
        <draw:frame draw:style-name="gr3" draw:text-style-name="P3" draw:layer="layout" svg:width="1.493cm" svg:height="0.696cm" svg:x="3.526cm" svg:y="2.609cm">
          <draw:text-box>
            <text:p text:style-name="P3"><text:span text:style-name="T3">بلند حالت</text:span></text:p>
          </draw:text-box>
        </draw:frame>
        <draw:frame draw:style-name="gr3" draw:text-style-name="P3" draw:layer="layout" svg:width="1.065cm" svg:height="0.696cm" svg:x="3.746cm" svg:y="3.28cm">
          <draw:text-box>
            <text:p text:style-name="P3"><text:span text:style-name="T3">ممنوعہ</text:span></text:p>
          </draw:text-box>
        </draw:frame>
        <draw:custom-shape draw:style-name="gr4" draw:text-style-name="P1" draw:layer="layout" svg:width="2.659cm" svg:height="0.658cm" svg:x="0.284cm" svg:y="1.2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59cm" svg:height="0.658cm" svg:x="0.285cm" svg:y="1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59cm" svg:height="0.658cm" svg:x="0.298cm" svg:y="2.6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59cm" svg:height="0.658cm" svg:x="0.298cm" svg:y="3.3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59cm" svg:height="0.658cm" svg:x="5.733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59cm" svg:height="0.658cm" svg:x="5.745cm" svg:y="1.8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59cm" svg:height="0.658cm" svg:x="5.745cm" svg:y="2.6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59cm" svg:height="0.658cm" svg:x="5.744cm" svg:y="3.3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3T08:51:47</dc:date>
    <dc:creator>kkk </dc:creator>
    <meta:editing-duration>PT11H40M58S</meta:editing-duration>
    <meta:editing-cycles>50</meta:editing-cycles>
    <meta:generator>LibreOffice/3.3$Linux LibreOffice_project/330m19$Build-401</meta:generator>
    <meta:document-statistic meta:object-count="16"/>
  </office:meta>
</office:document-meta>
</file>